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Times New Roman" svg:font-family="'Times New Roman'" style:font-family-generic="roman"/>
    <style:font-face style:name="Times New Roman1" svg:font-family="'Times New Roman'"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line-height="200%" fo:text-align="justify" style:justify-single-word="false"/>
      <style:text-properties style:font-name="Times New Roman1" fo:font-size="12pt" fo:font-weight="normal" officeooo:rsid="00122bec" officeooo:paragraph-rsid="00122bec" style:font-size-asian="12pt" style:font-weight-asian="normal" style:font-size-complex="12pt" style:font-weight-complex="normal"/>
    </style:style>
    <style:style style:name="P2" style:family="paragraph" style:parent-style-name="Standard" style:list-style-name="L2">
      <style:paragraph-properties fo:line-height="200%" fo:text-align="justify" style:justify-single-word="false"/>
      <style:text-properties style:font-name="Times New Roman1" fo:font-size="12pt" fo:font-weight="normal" officeooo:rsid="00122bec" officeooo:paragraph-rsid="00122bec" style:font-size-asian="12pt" style:font-weight-asian="normal" style:font-size-complex="12pt" style:font-weight-complex="normal"/>
    </style:style>
    <style:style style:name="P3" style:family="paragraph" style:parent-style-name="Standard" style:list-style-name="L1">
      <style:paragraph-properties fo:line-height="200%" fo:text-align="justify" style:justify-single-word="false"/>
      <style:text-properties style:font-name="Times New Roman1" fo:font-size="12pt" fo:font-weight="normal" officeooo:rsid="00122bec" officeooo:paragraph-rsid="00122bec" style:font-size-asian="12pt" style:font-weight-asian="normal" style:font-size-complex="12pt" style:font-weight-complex="normal"/>
    </style:style>
    <style:style style:name="P4" style:family="paragraph" style:parent-style-name="Standard" style:list-style-name="L2">
      <style:paragraph-properties fo:line-height="200%" fo:text-align="justify" style:justify-single-word="false"/>
      <style:text-properties style:font-name="Times New Roman1" fo:font-size="12pt" fo:font-weight="normal" officeooo:rsid="0013ac09" officeooo:paragraph-rsid="0013ac09" style:font-size-asian="12pt" style:font-weight-asian="normal" style:font-size-complex="12pt" style:font-weight-complex="normal"/>
    </style:style>
    <style:style style:name="P5" style:family="paragraph" style:parent-style-name="Standard" style:list-style-name="L3">
      <style:paragraph-properties fo:line-height="200%" fo:text-align="justify" style:justify-single-word="false"/>
      <style:text-properties style:font-name="Times New Roman1" fo:font-size="12pt" fo:font-weight="normal" officeooo:rsid="0013ac09" officeooo:paragraph-rsid="0013ac09" style:font-size-asian="12pt" style:font-weight-asian="normal" style:font-size-complex="12pt" style:font-weight-complex="normal"/>
    </style:style>
    <style:style style:name="P6" style:family="paragraph" style:parent-style-name="Standard">
      <style:paragraph-properties fo:line-height="200%" fo:text-align="justify" style:justify-single-word="false"/>
      <style:text-properties style:font-name="Times New Roman1" fo:font-size="12pt" fo:font-weight="normal" officeooo:rsid="0013ac09" officeooo:paragraph-rsid="0013ac09" style:font-size-asian="12pt" style:font-weight-asian="normal" style:font-size-complex="12pt" style:font-weight-complex="normal"/>
    </style:style>
    <style:style style:name="P7" style:family="paragraph" style:parent-style-name="Standard" style:list-style-name="L4">
      <style:paragraph-properties fo:line-height="200%" fo:text-align="justify" style:justify-single-word="false"/>
      <style:text-properties style:font-name="Times New Roman1" fo:font-size="12pt" fo:font-weight="normal" officeooo:rsid="0013ac09" officeooo:paragraph-rsid="0013ac09" style:font-size-asian="12pt" style:font-weight-asian="normal" style:font-size-complex="12pt" style:font-weight-complex="normal"/>
    </style:style>
    <style:style style:name="P8" style:family="paragraph" style:parent-style-name="Standard">
      <style:paragraph-properties fo:line-height="200%" fo:text-align="justify" style:justify-single-word="false"/>
      <style:text-properties style:font-name="Times New Roman1" fo:font-size="12pt" fo:font-weight="normal" officeooo:rsid="00147d97" officeooo:paragraph-rsid="00147d97" style:font-size-asian="12pt" style:font-weight-asian="normal" style:font-size-complex="12pt" style:font-weight-complex="normal"/>
    </style:style>
    <style:style style:name="P9" style:family="paragraph" style:parent-style-name="Standard" style:list-style-name="L5">
      <style:paragraph-properties fo:line-height="200%" fo:text-align="justify" style:justify-single-word="false"/>
      <style:text-properties style:font-name="Times New Roman1" fo:font-size="12pt" fo:font-weight="normal" officeooo:rsid="00147d97" officeooo:paragraph-rsid="00147d97" style:font-size-asian="12pt" style:font-weight-asian="normal" style:font-size-complex="12pt" style:font-weight-complex="normal"/>
    </style:style>
    <style:style style:name="P10" style:family="paragraph" style:parent-style-name="Standard">
      <style:paragraph-properties fo:line-height="200%" fo:text-align="justify" style:justify-single-word="false"/>
      <style:text-properties style:font-name="Times New Roman1" fo:font-size="12pt" fo:font-weight="normal" officeooo:rsid="000e69aa" officeooo:paragraph-rsid="000e69aa" style:font-size-asian="12pt" style:font-weight-asian="normal" style:font-size-complex="12pt" style:font-weight-complex="normal"/>
    </style:style>
    <style:style style:name="P11" style:family="paragraph" style:parent-style-name="Standard">
      <style:paragraph-properties fo:line-height="200%" fo:text-align="justify" style:justify-single-word="false"/>
      <style:text-properties style:font-name="Times New Roman1" fo:font-size="12pt" fo:font-weight="normal" officeooo:rsid="000e69aa" officeooo:paragraph-rsid="00122bec" style:font-size-asian="12pt" style:font-weight-asian="normal" style:font-size-complex="12pt" style:font-weight-complex="normal"/>
    </style:style>
    <style:style style:name="P12" style:family="paragraph" style:parent-style-name="Standard">
      <style:paragraph-properties fo:line-height="200%" fo:text-align="justify" style:justify-single-word="false"/>
      <style:text-properties style:font-name="Times New Roman1" fo:font-size="12pt" fo:font-weight="normal" officeooo:paragraph-rsid="00122bec" style:font-size-asian="12pt" style:font-weight-asian="normal" style:font-size-complex="12pt" style:font-weight-complex="normal"/>
    </style:style>
    <style:style style:name="P13" style:family="paragraph" style:parent-style-name="Standard">
      <style:paragraph-properties fo:line-height="200%" fo:text-align="justify" style:justify-single-word="false"/>
      <style:text-properties style:font-name="Times New Roman1" fo:font-size="12pt" fo:font-weight="normal" officeooo:paragraph-rsid="000e75b7" style:font-size-asian="12pt" style:font-weight-asian="normal" style:font-size-complex="12pt" style:font-weight-complex="normal"/>
    </style:style>
    <style:style style:name="P14" style:family="paragraph" style:parent-style-name="Standard">
      <style:paragraph-properties fo:line-height="200%" fo:text-align="justify" style:justify-single-word="false"/>
      <style:text-properties style:font-name="Times New Roman1" fo:font-size="12pt" fo:font-weight="bold" officeooo:rsid="0013ac09" officeooo:paragraph-rsid="0013ac09" style:font-size-asian="12pt" style:font-weight-asian="bold" style:font-size-complex="12pt" style:font-weight-complex="bold"/>
    </style:style>
    <style:style style:name="P15" style:family="paragraph" style:parent-style-name="Standard" style:list-style-name="L5">
      <style:paragraph-properties fo:line-height="200%" fo:text-align="justify" style:justify-single-word="false"/>
      <style:text-properties style:font-name="Times New Roman1" fo:font-size="12pt" fo:font-weight="bold" officeooo:rsid="0013ac09" officeooo:paragraph-rsid="0013ac09" style:font-size-asian="12pt" style:font-weight-asian="bold" style:font-size-complex="12pt" style:font-weight-complex="bold"/>
    </style:style>
    <style:style style:name="P16" style:family="paragraph" style:parent-style-name="Standard" style:list-style-name="L6">
      <style:paragraph-properties fo:line-height="200%" fo:text-align="justify" style:justify-single-word="false"/>
      <style:text-properties style:font-name="Times New Roman1" fo:font-size="12pt" fo:font-weight="bold" officeooo:rsid="00147d97" officeooo:paragraph-rsid="00147d97" style:font-size-asian="12pt" style:font-weight-asian="bold" style:font-size-complex="12pt" style:font-weight-complex="bold"/>
    </style:style>
    <style:style style:name="P17" style:family="paragraph" style:parent-style-name="Standard" style:list-style-name="L5">
      <style:paragraph-properties fo:line-height="200%" fo:text-align="justify" style:justify-single-word="false"/>
      <style:text-properties style:font-name="Times New Roman1" fo:font-size="12pt" fo:font-weight="bold" officeooo:rsid="00147d97" officeooo:paragraph-rsid="00147d97" style:font-size-asian="12pt" style:font-weight-asian="bold" style:font-size-complex="12pt" style:font-weight-complex="bold"/>
    </style:style>
    <style:style style:name="P18" style:family="paragraph" style:parent-style-name="Standard">
      <style:paragraph-properties fo:line-height="200%" fo:text-align="center" style:justify-single-word="false"/>
      <style:text-properties style:font-name="Times New Roman1" fo:font-size="12pt" fo:font-weight="bold" officeooo:rsid="000e69aa" officeooo:paragraph-rsid="000e69aa" style:font-size-asian="12pt" style:font-weight-asian="bold" style:font-size-complex="12pt" style:font-weight-complex="bold"/>
    </style:style>
    <style:style style:name="P19" style:family="paragraph" style:parent-style-name="Standard">
      <style:paragraph-properties fo:line-height="200%" fo:text-align="justify" style:justify-single-word="false"/>
      <style:text-properties officeooo:paragraph-rsid="00122bec"/>
    </style:style>
    <style:style style:name="P20" style:family="paragraph" style:parent-style-name="Standard">
      <style:paragraph-properties fo:margin-left="0.5in" fo:margin-right="0in" fo:line-height="200%" fo:text-align="justify" style:justify-single-word="false" fo:text-indent="-0.5in" style:auto-text-indent="false"/>
      <style:text-properties style:font-name="Times New Roman1" fo:font-size="12pt" fo:font-weight="normal" officeooo:rsid="001b417c" officeooo:paragraph-rsid="001b417c" style:font-size-asian="12pt" style:font-weight-asian="normal" style:font-size-complex="12pt" style:font-weight-complex="normal"/>
    </style:style>
    <style:style style:name="P21" style:family="paragraph" style:parent-style-name="Standard" style:list-style-name="L1" style:master-page-name="">
      <style:paragraph-properties fo:margin-left="0.5in" fo:margin-right="0in" fo:line-height="200%" fo:text-align="justify" style:justify-single-word="false" fo:text-indent="-0.5in" style:auto-text-indent="false" style:page-number="auto"/>
      <style:text-properties style:font-name="Times New Roman1" fo:font-size="12pt" fo:font-weight="bold" officeooo:rsid="000e69aa" officeooo:paragraph-rsid="000e69aa" style:font-size-asian="12pt" style:font-weight-asian="bold" style:font-size-complex="12pt" style:font-weight-complex="bold"/>
    </style:style>
    <style:style style:name="P22" style:family="paragraph" style:parent-style-name="Standard" style:list-style-name="L1" style:master-page-name="">
      <style:paragraph-properties fo:margin-left="0.5in" fo:margin-right="0in" fo:line-height="200%" fo:text-align="justify" style:justify-single-word="false" fo:text-indent="-0.5in" style:auto-text-indent="false" style:page-number="auto"/>
      <style:text-properties style:font-name="Times New Roman1" fo:font-size="12pt" fo:font-weight="bold" officeooo:rsid="00122bec" officeooo:paragraph-rsid="00122bec" style:font-size-asian="12pt" style:font-weight-asian="bold" style:font-size-complex="12pt" style:font-weight-complex="bold"/>
    </style:style>
    <style:style style:name="P23" style:family="paragraph" style:parent-style-name="Standard" style:list-style-name="L1" style:master-page-name="">
      <style:paragraph-properties fo:margin-left="0.5in" fo:margin-right="0in" fo:line-height="200%" fo:text-align="justify" style:justify-single-word="false" fo:text-indent="-0.5in" style:auto-text-indent="false" style:page-number="auto"/>
      <style:text-properties style:font-name="Times New Roman1" fo:font-size="12pt" fo:font-weight="bold" officeooo:rsid="00122bec" officeooo:paragraph-rsid="00122bec" style:font-size-asian="12pt" style:font-weight-asian="bold" style:font-size-complex="12pt" style:font-weight-complex="bold"/>
    </style:style>
    <style:style style:name="P24" style:family="paragraph" style:parent-style-name="Standard" style:list-style-name="L1" style:master-page-name="">
      <style:paragraph-properties fo:margin-left="0.5in" fo:margin-right="0in" fo:line-height="200%" fo:text-align="justify" style:justify-single-word="false" fo:text-indent="-0.5in" style:auto-text-indent="false" style:page-number="auto"/>
      <style:text-properties style:font-name="Times New Roman1" fo:font-size="12pt" fo:font-weight="bold" officeooo:rsid="00122bec" officeooo:paragraph-rsid="00122bec" style:font-size-asian="12pt" style:font-weight-asian="bold" style:font-size-complex="12pt" style:font-weight-complex="bold"/>
    </style:style>
    <style:style style:name="P25" style:family="paragraph" style:parent-style-name="Standard" style:list-style-name="L1" style:master-page-name="">
      <style:paragraph-properties fo:margin-left="0.5in" fo:margin-right="0in" fo:line-height="200%" fo:text-align="justify" style:justify-single-word="false" fo:text-indent="-0.5in" style:auto-text-indent="false" style:page-number="auto"/>
      <style:text-properties style:font-name="Times New Roman1" fo:font-size="12pt" fo:font-weight="bold" officeooo:rsid="00122bec" officeooo:paragraph-rsid="00122bec" style:font-size-asian="12pt" style:font-weight-asian="bold" style:font-size-complex="12pt" style:font-weight-complex="bold"/>
    </style:style>
    <style:style style:name="P26" style:family="paragraph" style:parent-style-name="Standard" style:list-style-name="L1" style:master-page-name="">
      <style:paragraph-properties fo:margin-left="0.5in" fo:margin-right="0in" fo:line-height="200%" fo:text-align="justify" style:justify-single-word="false" fo:text-indent="-0.5in" style:auto-text-indent="false" style:page-number="auto"/>
      <style:text-properties style:font-name="Times New Roman1" fo:font-size="12pt" fo:font-weight="bold" officeooo:rsid="00122bec" officeooo:paragraph-rsid="00122bec" style:font-size-asian="12pt" style:font-weight-asian="bold" style:font-size-complex="12pt" style:font-weight-complex="bold"/>
    </style:style>
    <style:style style:name="P27" style:family="paragraph" style:parent-style-name="Standard" style:master-page-name="">
      <style:paragraph-properties fo:margin-left="1in" fo:margin-right="0in" fo:line-height="200%" fo:text-align="justify" style:justify-single-word="false" fo:text-indent="0in" style:auto-text-indent="false" style:page-number="auto"/>
      <style:text-properties style:font-name="Times New Roman1" fo:font-size="12pt" fo:font-weight="normal" officeooo:rsid="00147d97" officeooo:paragraph-rsid="00147d97" style:font-size-asian="12pt" style:font-weight-asian="normal" style:font-size-complex="12pt" style:font-weight-complex="normal"/>
    </style:style>
    <style:style style:name="P28" style:family="paragraph" style:parent-style-name="Standard">
      <style:paragraph-properties fo:margin-left="1in" fo:margin-right="0in" fo:line-height="200%" fo:text-align="justify" style:justify-single-word="false" fo:text-indent="0in" style:auto-text-indent="false"/>
      <style:text-properties style:font-name="Times New Roman1" fo:font-size="12pt" fo:font-weight="normal" officeooo:rsid="00147d97" officeooo:paragraph-rsid="00147d97" style:font-size-asian="12pt" style:font-weight-asian="normal" style:font-size-complex="12pt" style:font-weight-complex="normal"/>
    </style:style>
    <style:style style:name="P29" style:family="paragraph" style:parent-style-name="Standard" style:list-style-name="L6" style:master-page-name="">
      <style:paragraph-properties fo:margin-left="1in" fo:margin-right="0in" fo:line-height="200%" fo:text-align="justify" style:justify-single-word="false" fo:text-indent="0in" style:auto-text-indent="false" style:page-number="auto"/>
      <style:text-properties style:font-name="Times New Roman1" fo:font-size="12pt" fo:font-weight="normal" officeooo:rsid="00147d97" officeooo:paragraph-rsid="00147d97" style:font-size-asian="12pt" style:font-weight-asian="normal" style:font-size-complex="12pt" style:font-weight-complex="normal"/>
    </style:style>
    <style:style style:name="P30" style:family="paragraph" style:parent-style-name="Standard" style:master-page-name="">
      <style:paragraph-properties fo:margin-left="0.5in" fo:margin-right="0in" fo:line-height="200%" fo:text-align="justify" style:justify-single-word="false" fo:text-indent="0in" style:auto-text-indent="false" style:page-number="auto"/>
      <style:text-properties style:font-name="Times New Roman1" fo:font-size="12pt" fo:font-weight="normal" officeooo:rsid="001431c0" officeooo:paragraph-rsid="00147d97" style:font-size-asian="12pt" style:font-weight-asian="normal" style:font-size-complex="12pt" style:font-weight-complex="normal"/>
    </style:style>
    <style:style style:name="P31" style:family="paragraph" style:parent-style-name="Standard" style:master-page-name="">
      <style:paragraph-properties fo:margin-left="0.5in" fo:margin-right="0in" fo:line-height="200%" fo:text-align="justify" style:justify-single-word="false" fo:text-indent="0in" style:auto-text-indent="false" style:page-number="auto"/>
      <style:text-properties style:font-name="Times New Roman1" fo:font-size="12pt" fo:font-weight="bold" officeooo:rsid="0015bd2a" officeooo:paragraph-rsid="0015bd2a" style:font-size-asian="12pt" style:font-weight-asian="bold" style:font-size-complex="12pt" style:font-weight-complex="bold"/>
    </style:style>
    <style:style style:name="P32" style:family="paragraph" style:parent-style-name="Standard" style:master-page-name="">
      <style:paragraph-properties fo:margin-left="0.5in" fo:margin-right="0in" fo:line-height="200%" fo:text-align="justify" style:justify-single-word="false" fo:text-indent="0in" style:auto-text-indent="false" style:page-number="auto"/>
      <style:text-properties style:font-name="Times New Roman1" fo:font-size="12pt" fo:font-weight="bold" officeooo:rsid="0015bd2a" officeooo:paragraph-rsid="0015bd2a" style:font-size-asian="12pt" style:font-weight-asian="bold" style:font-size-complex="12pt" style:font-weight-complex="bold"/>
    </style:style>
    <style:style style:name="P33" style:family="paragraph" style:parent-style-name="Standard" style:master-page-name="">
      <style:paragraph-properties fo:margin-left="0.5in" fo:margin-right="0in" fo:line-height="200%" fo:text-align="justify" style:justify-single-word="false" fo:text-indent="0in" style:auto-text-indent="false" style:page-number="auto"/>
      <style:text-properties style:font-name="Times New Roman1" fo:font-size="12pt" fo:font-weight="bold" officeooo:rsid="0015bd2a" officeooo:paragraph-rsid="0015bd2a" style:font-size-asian="12pt" style:font-weight-asian="bold" style:font-size-complex="12pt" style:font-weight-complex="bold"/>
    </style:style>
    <style:style style:name="P34" style:family="paragraph" style:parent-style-name="Standard" style:master-page-name="">
      <style:paragraph-properties fo:margin-left="0.5in" fo:margin-right="0in" fo:line-height="200%" fo:text-align="justify" style:justify-single-word="false" fo:text-indent="0in" style:auto-text-indent="false" style:page-number="auto"/>
      <style:text-properties style:font-name="Times New Roman1" fo:font-size="12pt" fo:font-weight="bold" officeooo:rsid="0015bd2a" officeooo:paragraph-rsid="0015bd2a" style:font-size-asian="12pt" style:font-weight-asian="bold" style:font-size-complex="12pt" style:font-weight-complex="bold"/>
    </style:style>
    <style:style style:name="P35" style:family="paragraph" style:parent-style-name="Standard" style:master-page-name="">
      <style:paragraph-properties fo:margin-left="0.5in" fo:margin-right="0in" fo:line-height="200%" fo:text-align="justify" style:justify-single-word="false" fo:text-indent="0in" style:auto-text-indent="false" style:page-number="auto"/>
      <style:text-properties style:font-name="Times New Roman1" fo:font-size="12pt" fo:font-weight="bold" officeooo:rsid="0015bd2a" officeooo:paragraph-rsid="0015bd2a" style:font-size-asian="12pt" style:font-weight-asian="bold" style:font-size-complex="12pt" style:font-weight-complex="bold"/>
    </style:style>
    <style:style style:name="P36" style:family="paragraph" style:parent-style-name="Standard">
      <style:paragraph-properties fo:margin-left="0in" fo:margin-right="0in" fo:line-height="200%" fo:text-align="justify" style:justify-single-word="false" fo:text-indent="0in" style:auto-text-indent="false"/>
      <style:text-properties style:font-name="Times New Roman1" fo:font-size="12pt" fo:font-weight="normal" officeooo:rsid="0015bd2a" officeooo:paragraph-rsid="0015bd2a" style:font-size-asian="12pt" style:font-weight-asian="normal" style:font-size-complex="12pt" style:font-weight-complex="normal"/>
    </style:style>
    <style:style style:name="P37" style:family="paragraph" style:parent-style-name="Standard" style:master-page-name="">
      <style:paragraph-properties fo:margin-left="1.5618in" fo:margin-right="0in" fo:line-height="200%" fo:text-align="justify" style:justify-single-word="false" fo:text-indent="0in" style:auto-text-indent="false" style:page-number="auto"/>
      <style:text-properties style:font-name="Times New Roman1" fo:font-size="12pt" fo:font-weight="normal" officeooo:rsid="0015bd2a" officeooo:paragraph-rsid="0015bd2a" style:font-size-asian="12pt" style:font-weight-asian="normal" style:font-size-complex="12pt" style:font-weight-complex="normal"/>
    </style:style>
    <style:style style:name="P38" style:family="paragraph" style:parent-style-name="Standard" style:master-page-name="">
      <style:paragraph-properties fo:margin-left="1.5618in" fo:margin-right="0in" fo:line-height="200%" fo:text-align="justify" style:justify-single-word="false" fo:text-indent="0in" style:auto-text-indent="false" style:page-number="auto"/>
      <style:text-properties style:font-name="Times New Roman1" fo:font-size="12pt" fo:font-weight="normal" officeooo:rsid="0015bd2a" officeooo:paragraph-rsid="0015bd2a" style:font-size-asian="12pt" style:font-weight-asian="normal" style:font-size-complex="12pt" style:font-weight-complex="normal"/>
    </style:style>
    <style:style style:name="P39" style:family="paragraph" style:parent-style-name="Standard" style:master-page-name="">
      <style:paragraph-properties fo:margin-left="1.5618in" fo:margin-right="0in" fo:line-height="200%" fo:text-align="justify" style:justify-single-word="false" fo:text-indent="0in" style:auto-text-indent="false" style:page-number="auto"/>
      <style:text-properties style:font-name="Times New Roman1" fo:font-size="12pt" fo:font-weight="normal" officeooo:rsid="0015bd2a" officeooo:paragraph-rsid="0015bd2a" style:font-size-asian="12pt" style:font-weight-asian="normal" style:font-size-complex="12pt" style:font-weight-complex="normal"/>
    </style:style>
    <style:style style:name="P40" style:family="paragraph" style:parent-style-name="Standard" style:master-page-name="">
      <style:paragraph-properties fo:margin-left="1.5618in" fo:margin-right="0in" fo:line-height="200%" fo:text-align="justify" style:justify-single-word="false" fo:text-indent="0in" style:auto-text-indent="false" style:page-number="auto"/>
      <style:text-properties style:font-name="Times New Roman1" fo:font-size="12pt" fo:font-weight="normal" officeooo:rsid="0015bd2a" officeooo:paragraph-rsid="0015bd2a" style:font-size-asian="12pt" style:font-weight-asian="normal" style:font-size-complex="12pt" style:font-weight-complex="normal"/>
    </style:style>
    <style:style style:name="P41" style:family="paragraph" style:parent-style-name="Standard" style:master-page-name="">
      <style:paragraph-properties fo:margin-left="1.5618in" fo:margin-right="0in" fo:line-height="200%" fo:text-align="justify" style:justify-single-word="false" fo:text-indent="0in" style:auto-text-indent="false" style:page-number="auto"/>
      <style:text-properties style:font-name="Times New Roman1" fo:font-size="12pt" fo:font-weight="normal" officeooo:rsid="0016ea74" officeooo:paragraph-rsid="0016ea74" style:font-size-asian="12pt" style:font-weight-asian="normal" style:font-size-complex="12pt" style:font-weight-complex="normal"/>
    </style:style>
    <style:style style:name="P42" style:family="paragraph" style:parent-style-name="Standard">
      <style:paragraph-properties fo:margin-left="0.5618in" fo:margin-right="0in" fo:line-height="200%" fo:text-align="justify" style:justify-single-word="false" fo:text-indent="0in" style:auto-text-indent="false"/>
      <style:text-properties style:font-name="Times New Roman1" fo:font-size="12pt" fo:font-weight="normal" officeooo:rsid="0015bd2a" officeooo:paragraph-rsid="0015bd2a" style:font-size-asian="12pt" style:font-weight-asian="normal" style:font-size-complex="12pt" style:font-weight-complex="normal"/>
    </style:style>
    <style:style style:name="P43" style:family="paragraph" style:parent-style-name="Standard">
      <style:paragraph-properties fo:margin-left="0.5618in" fo:margin-right="0in" fo:line-height="200%" fo:text-align="justify" style:justify-single-word="false" fo:text-indent="0in" style:auto-text-indent="false"/>
      <style:text-properties style:font-name="Times New Roman1" fo:font-size="12pt" fo:font-weight="bold" officeooo:rsid="0015bd2a" officeooo:paragraph-rsid="0015bd2a" style:font-size-asian="12pt" style:font-weight-asian="bold" style:font-size-complex="12pt" style:font-weight-complex="bold"/>
    </style:style>
    <style:style style:name="T1" style:family="text">
      <style:text-properties officeooo:rsid="000e69aa"/>
    </style:style>
    <style:style style:name="T2" style:family="text">
      <style:text-properties officeooo:rsid="000e75b7"/>
    </style:style>
    <style:style style:name="T3" style:family="text">
      <style:text-properties officeooo:rsid="00101c02"/>
    </style:style>
    <style:style style:name="T4" style:family="text">
      <style:text-properties officeooo:rsid="001059d4"/>
    </style:style>
    <style:style style:name="T5" style:family="text">
      <style:text-properties officeooo:rsid="0013ac09"/>
    </style:style>
    <style:style style:name="T6" style:family="text">
      <style:text-properties officeooo:rsid="001431c0"/>
    </style:style>
    <style:style style:name="T7" style:family="text">
      <style:text-properties officeooo:rsid="0016ea74"/>
    </style:style>
    <style:style style:name="T8" style:family="text">
      <style:text-properties fo:font-weight="bold" officeooo:rsid="001059d4" style:font-weight-asian="bold" style:font-weight-complex="bold"/>
    </style:style>
    <style:style style:name="T9" style:family="text">
      <style:text-properties style:font-name="Times New Roman1" fo:font-size="12pt" fo:font-weight="normal" style:font-size-asian="12pt" style:font-weight-asian="normal" style:font-size-complex="12pt" style:font-weight-complex="normal"/>
    </style:style>
    <text:list-style style:name="L1">
      <text:list-level-style-number text:level="1" style:num-prefix=" "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BAB I</text:p>
      <text:p text:style-name="P18">PENDAHULUAN</text:p>
      <text:list xml:id="list106577869322432003" text:style-name="L1">
        <text:list-item>
          <text:p text:style-name="P21">LATAR BELAKANG</text:p>
        </text:list-item>
      </text:list>
      <text:p text:style-name="P11"><text:tab/>Sejak kemerdekaan Republik Indonesia pada tahun 1945 hingga saat ini Indonesia telah melalui tiga masa pemerintahan yang berbeda, yaitu masa Pemerintahan Orde Lama, masa Pemerintahan Orde Baru dan sampa saat ini seperti yang sedagn dijalankan masa Pemerintahan Orde Reformasi atau dengan kata lain masa perubahan dan pembaruan dalam segala aspek dan pemerintahan.</text:p>
      <text:p text:style-name="P12"><text:span text:style-name="T1"><text:tab/></text:span>Pesatnya perkembangan informasi, komunikasi, dan transportasi d<text:span text:style-name="T2">i zaman reformasi </text:span>di segala bidang khususnya bidang ekonomi dan perdagangan merupakan tanda-tanda bahwa semakin mengglobalnya dunia. Pemerintah Indonesia yang memahami hal tersebut telah mengambil keputusan untuk memberikan otonomi daerah yaitu dimana pemerintah daerah dapat mengatur daerahnya masing-masing. Keputusan yang diambil oleh pemerintah Indonesia supaya pemerintah daerah dapat lebih memajukan daerahnya, pemerintah pusat memberikan subsidi untuk pembangunan pemerintah daerah. Subsidi ini diberikan berdasarkan Anggaran Pendapatan dan Belanja Daerah yang sumber utamanya didapatkan dari pajak. Pajak bermanfaat sekali bagi pambangunan nasional dan pembangunan daerah. Hasil pungutan pajak tidak saja berfungsi sebagai sumber dana dari pemerintah untuk membiayai pengeluaran-<text:span text:style-name="T2">p</text:span>engeluaran Negara melainkan juga sebagai alat untuk mengatur atau melaksanakan kebijakan pemerintah dalam bidang sosial dan ekonomi.</text:p>
      <text:p text:style-name="P12"><text:tab/>Dalam rangka meningkatkan semua sector pembangunan yang telah dilaksanakan agar dapat berjalan sesuai dengan rencana serta dalam menaikan taraf hidup masyarakat dan untuk mendukung program pemerintah agar terlaksana secara berkesinambungan, pemerintah membutuhkan dana yang cukup besar. Peran pemerintah daerah juga sangat diperlukan guna mengetahui dana yang diperlukan untuk meningkatkan pembangunan daerahnya karena pemerintah daerahlah yang lebih mengetahui kondisi daerahnya. </text:p>
      <text:p text:style-name="P12"><text:tab/>Upaya meningkatkan kontribusi dana antara pembangunan daerah yang satu dengan <text:soft-page-break/>pembangunan daerah yang lainnya dilakukan sesuai dengan kondisi daerah yang bersangkutan. Pemerintah daerah diberi kebebasan dalam merancang dan melaksanakan Anggaran Perencanaan dan Belanja Daerah, pemerintah daerah juga diberi kebebasan untuk menggali sumber-sumber keuangan daerah beredasarkan Undang-Undang No. 34 Tahun 2000, tentang pajak daerah dan kontibusi daerah sebagai penyesuaian dan penyempurnaan, Undang-Undang No. 18 tahun 1997, tentang pajak daerah dan kontribusi daerah berhubungan dengan berlaku Undang-Undang No. 22 tahun 1999 tentang Pemerintah daerah. <text:bookmark text:name="pageContainer3"/></text:p>
      <text:p text:style-name="P19"><text:span text:style-name="T9"><text:tab/>Pemerintah dearah harus menggunakan dana yang dimiliki seefisien mungkin haruslah bermanfaat bagi masyarakat luas khususnya bagi semua lapisan masyarakat yang adil dan makmur. Salah satu cara yang ditempuh adalah dengan meningkatkan pendapatan asli daerah yang bersumber dari pajak daerah, hasil perusahaan milik daerah, dan hasil pengelolaan kekayaan milik daerah yang dipisahkan. Pendapatan asli daerah yang sah sesuai dengan pasal 3 Undang-Undang No. 25 tahun 1999 tentang perimbangan keuangan antara pemerintah pusat dengan pemerintah daerah. </text:span></text:p>
      <text:p text:style-name="P12"><text:tab/>Pajak dibebankan kepada masyarakat oleh pemerintah, hal ini merupakan kebijakan dari pemerintah sehingga perlu dijaga agar kebijakan tersebut dapat memberikan beban yang adil sejalan dengan system perpajakan Indonesia. Pemerintah pusat dalam pemungutan pajak daerah hanya berperan untuk menjaga dan mengawasi. Hal ini berdasarkan undang-undang otonomi daerah dan pajak daerah yang berasal dari Negara yang berdasarkan undang-undang perimbangan keuangan antara pemerintah pusat dan pemerintah daerah. </text:p>
      <text:p text:style-name="P12"><text:tab/>Penerimaan daerah salah satunya adalah dari pajak parkir. Pajak parkir diharapkan dapat dapat memiliki peranan yang berarti dalam pembiayaan pembangunan daerah. Sebagaimana diketahui bahwa parkir adalah jenis usaha penjualan jasa pelayanan yang mempunyai keterkaitan sangat erat dan saling menunjang dengan dunia perdagangan yang menghasilkan penerimaan daerah. Parkir pada saat ini sangatlah diperlukan kerena untuk menjaga keamanan kendaraan. Bukan hanya untuk menjaga keamanan saja tetapi juga untuk keteraturan dan kenyamanan suatu tempat. </text:p>
      <text:p text:style-name="P12"><text:soft-page-break/><text:tab/>Pusat-pusat perbelanjaan yang berkembang saat ini haruslah menjamin keamanan dan kenyamanan bagi konsumen parkir adalah salah satu yang menjamin keamanan dan kenyamanan konsumen. Konsumen yang datang ke pusat perbelanjaan dengan menggunakan kendaraan pribadi pastilah memerlukan tempat untuk menitipkan kendaraan mereka. Parkir menjadi salah satu sarana yang menunjang pusat perbelanjaan tersebut, maka pemerintah daerah menetapkan pajak parkir. <text:span text:style-name="T3">Namun penyediaan dan pengembangan jasa perparkiran di Kabupaten Bima tujuan dan fungsinya bukan hanya sekedar sebagai pendapatan daerah, akan tetapi penyediaan dan pengembangan jasa tersebut dilakukan oleh Pemerintah Daerah juga untuk melancarkan sistem lalulintas angkutan orang/penumpang dan barang dari suatu tempat menuju tujuan tertentu di Kabupaten Bima. Meskipun luas Kabupaten Bima yang relatif sempit akan tetapi pemanfaatan wilayah tersebut dengan perencanaan tataruang peuntukan wilayah dan sistem lalulintas yang lancar maka fungsi-fungso Kabupaten Bima dapat didorong bertumbuh dan berkembang secara efisien dan ekonomis. </text:span></text:p>
      <text:p text:style-name="P11"><text:tab/>Berdasarkan uraian tersebut diatas penulis akan membahas optimalisasi penerimaan paja<text:span text:style-name="T4">k</text:span> serta hambatan yang mungkin timbul dalam praktik penagihan pajak tersebut <text:span text:style-name="T4">serta penyediaan jasa perparkiran dan mekanisme Pajak Parkir di Kabupaten Bima.</text:span>. Atas dasar uraian tersebut diatas maka penulis akan member judul pada penulisan ini adalah “<text:span text:style-name="T8">PELAKSANAAN PEMUNGUTAN PAJAK PARKIR KENDARAAN BERMOTOR DALAM RANGKA PENERIMAAN DAERAH DI WILAYAH KABUPATEN BIMA</text:span><text:span text:style-name="T4">”</text:span></text:p>
      <text:p text:style-name="P11"/>
      <text:list xml:id="list225027664137097" text:continue-numbering="true" text:style-name="L1">
        <text:list-item>
          <text:p text:style-name="P22">PERUMUSAN MASALAH</text:p>
        </text:list-item>
      </text:list>
      <text:p text:style-name="P1"><text:tab/>Berdasarkan uraian diatas maka yang menjadi masalah dalam penelitian ini dapat dirumuskan sebagai berikut :</text:p>
      <text:list xml:id="list2459041565638911239" text:style-name="L2">
        <text:list-item>
          <text:p text:style-name="P2">Bagaimana pelaksanaan pemungutan Pajak Parkir yang berfungsi sebagai alat kebijakan Pemerintah Daerah Kabupaten Bima dalam menyediakan jasa pelayanan <text:span text:style-name="T5">daerah dan sebagai sumber keuangan daerah yang baru?</text:span></text:p>
        </text:list-item>
        <text:list-item>
          <text:p text:style-name="P4"><text:soft-page-break/>Bagaimana hubungan Pajak Parkir dengan Retribusi Parkir dalam hal pelaksanaan pemungutannya?</text:p>
        </text:list-item>
      </text:list>
      <text:p text:style-name="P14"/>
      <text:list xml:id="list225027831379248" text:continue-list="list225027664137097" text:style-name="L1">
        <text:list-item>
          <text:p text:style-name="P22">TUJUAN PENELITIAN</text:p>
        </text:list-item>
      </text:list>
      <text:p text:style-name="P1"><text:tab/><text:span text:style-name="T5">Berdasarkan latar belakang dan perumusan diatas, maka tujuan dari penulisan ini adalah :</text:span></text:p>
      <text:list xml:id="list7534370733231019529" text:style-name="L3">
        <text:list-item>
          <text:p text:style-name="P5">Untuk mengetahui sistem pemungutan Pajak Parkir di wilayah Kabupaten Bima.</text:p>
        </text:list-item>
        <text:list-item>
          <text:p text:style-name="P5">Untuk mengetahui bagaimana pelaksanaan pemungutan Pajak Parkir oleh Dinas Pendapatan Daerah (DISPENDA) Pemerintah Kabupaten Bima sebagai sumber pembiayaan daerah yang baru.</text:p>
        </text:list-item>
        <text:list-item>
          <text:p text:style-name="P5">Untuk mengetahui upaya-upaya apa saja yang dilakukan oleh pemerintah Kabupaten Bima dalam rangka meningkatkan penerimaan daerah dari Pajak Parkir.</text:p>
        </text:list-item>
      </text:list>
      <text:p text:style-name="P6"/>
      <text:list xml:id="list225027927267256" text:continue-list="list225027831379248" text:style-name="L1">
        <text:list-item>
          <text:p text:style-name="P22">MANFAAT PENELITIAN</text:p>
        </text:list-item>
      </text:list>
      <text:p text:style-name="P1"><text:tab/><text:span text:style-name="T5">Manfaat dari penulisan ini adalah :</text:span></text:p>
      <text:list xml:id="list5013939212915463547" text:style-name="L4">
        <text:list-item>
          <text:p text:style-name="P7">Bagi Mahasiswa digunakan untuk memenuhi persyaratan guna mendapatkan gelar Sarjana Sains Terapan Perpajakan (S.S.T.Pa).</text:p>
        </text:list-item>
        <text:list-item>
          <text:p text:style-name="P7">Agar dapat memberikan suatu masukan kepada Pemerintah Kabupaten Bima yang dapat digunakan untuk meningkatkan pelayanan kepada masyarakat dan meningkatkan penerimaan dari Pajak Daerah..</text:p>
        </text:list-item>
        <text:list-item>
          <text:p text:style-name="P7">Agar dapat berguna bagi masyarakat luas dalam menambah pengetahuan dan lebih memahami tentang Pajak Daerah khususnya Pajak Parkir.</text:p>
          <text:p text:style-name="P7"/>
        </text:list-item>
      </text:list>
      <text:list xml:id="list225027803498163" text:continue-list="list225027927267256" text:style-name="L1">
        <text:list-item>
          <text:p text:style-name="P22">METODOLOGI PENELITIAN</text:p>
        </text:list-item>
      </text:list>
      <text:p text:style-name="P1"><text:tab/><text:span text:style-name="T5">Pada sub bab ini akan dijelaskan mengenai teknik pengumpulan serta teknik pengolahan data dan analisis data yang dimaksudkan untuk mendapatkan data yang relevan, baik data yang menyangkut </text:span><text:soft-page-break/><text:span text:style-name="T5">objek penelitian yaitu Pajak Parkir sebagai data primer maupun data penunjang.</text:span></text:p>
      <text:list xml:id="list2949135544244199499" text:style-name="L5">
        <text:list-item>
          <text:p text:style-name="P15">Teknik <text:span text:style-name="T6">Pengumpulan Data</text:span></text:p>
        </text:list-item>
      </text:list>
      <text:p text:style-name="P30">Metode pengumpulan data yang akan digunakan adalah metode deskriptif yaitu : metode yang menggambarkan proses atau peristiwa yang sedang berlangsung untuk melihat keterkaitan antara variabel-variabel yang terlihat didalam dengan menggunakan pendekatan metode kuantitatif dan parsipatif yang menggunakan kejadian-kejadian yang terjadi serta hal-hal yang melatar belakanginya. Sedangkan teknik penelitian yang digunakan oleh penulis dalam mendapatkan data meliputi :</text:p>
      <text:list xml:id="list2865524136600958004" text:style-name="L6">
        <text:list-item>
          <text:p text:style-name="P16">Studi Kepustakaan</text:p>
          <text:p text:style-name="P29">Penelitian ini dilakukan untuk memahami dan mendalami berbagai teori dari disipilin ilmu yang berhubungan dengan erat dengan judul skripsi yaitu dengan cara membaca buku-buku di perpusatakaan, membaca peraturan-peraturan, dan bahan materi kuliah yang berhubungan dengan materi penulisan ini. </text:p>
        </text:list-item>
        <text:list-item>
          <text:p text:style-name="P16">Penelitian Lapangan</text:p>
        </text:list-item>
      </text:list>
      <text:p text:style-name="P27">Metode yang digunakan penulis untuk mendpatkan data pokok dengan <text:s/>cara mengadakan pengamatan langsung (observasi partisipatif) pada unit-unit organisasi yang ada dilingkungan Dinas Pendapatan Daerah Kabupaten Bima dengan cara ; melakukan wawancara/interview dan menyampaikan <text:s/>daftar pertanyaan/quisioner dengan petugas-petugas yang bersangkutan dilingkungan Dinas Pendapatan Daerah untuk memperoleh data dan informasi yang dibutuhkan scara tertulis, objektif dan benar.</text:p>
      <text:p text:style-name="P28"/>
      <text:list xml:id="list225026824876857" text:continue-list="list2949135544244199499" text:style-name="L5">
        <text:list-item>
          <text:p text:style-name="P17">Teknik Pengolahan dan Analisis Data</text:p>
          <text:p text:style-name="P9">Data yang telah didapatkan oleh penulis berupa informasi/data kualitatif yang kemudian informasi/data tersebut disajikan sesuai apa adanya yang gunanya untuk mendapatkan kejelasan terhadap keadaaan yang sebenarnya terdapat di lapangan kemudian data tersebut dianalisa dan <text:soft-page-break/>diberikan alternatif pemecahannya. </text:p>
        </text:list-item>
      </text:list>
      <text:p text:style-name="P6"/>
      <text:list xml:id="list225027436862758" text:continue-list="list225027803498163" text:style-name="L1">
        <text:list-item>
          <text:p text:style-name="P22">SISTEMATIKA PENULISAN</text:p>
        </text:list-item>
      </text:list>
      <text:p text:style-name="P20"><text:tab/>Dalam sistematika penulisan ini penulis membagi lima (5) bagian pembahasan yaitu :</text:p>
      <text:p text:style-name="P31">BAB I<text:tab/><text:tab/>: PENDAHULUAN</text:p>
      <text:p text:style-name="P37">Merupakan bagian pendahuluan yang memuat uraian latar belakang pemilihan judul, perumusan masalah, tujuan penelitian, manfaat penelitian, metode penelitian, dan sistematika penulisan.</text:p>
      <text:p text:style-name="P42"/>
      <text:p text:style-name="P31">BAB II<text:tab/>: LANDASAN TEORI</text:p>
      <text:p text:style-name="P37">Memuat beberapa pengertian yang menguraikan hal-hal yang menyangkut konsep teori tentang Pajak, Pajak Daerah, kriteria kelayakan suatu Pajak Daerah, Kontribusi, Pajak Parkir, dasar hukum, tarif, cara menghitung Pajak Parkir.</text:p>
      <text:p text:style-name="P43"/>
      <text:p text:style-name="P31">BAB III<text:tab/>: OBJEK PENELITIAN</text:p>
      <text:p text:style-name="P37">Memuat tentang <text:s/>gambaran umum tentang objek penelitian dan struktur organisasi Kantor Dinas Pendapatan Daerah Kabupaten Bima dan Badan Pengelola Perparkiran Kabupaten Bima.</text:p>
      <text:p text:style-name="P42"/>
      <text:p text:style-name="P31">BAB IV<text:tab/>: HASIL DAN PEMBAHASAN</text:p>
      <text:p text:style-name="P37">Memuat <text:span text:style-name="T7">tentang pelaksanaan pemungutan Pajak Parkir oleh Dinas Pendapatan Daerah Kabupaten Bima dan pelaksanaan pemungutan Retribusi Parkir oleh Badan Pengelola Perparkiran Kabupaten Bima.</text:span></text:p>
      <text:p text:style-name="P42"/>
      <text:p text:style-name="P31"><text:soft-page-break/>BAB V<text:tab/>: KESIMPULAN DAN SARAN</text:p>
      <text:p text:style-name="P41">Memuat tentang kseimpulan dan saran-saran.</text:p>
      <text:p text:style-name="P36"/>
      <text:p text:style-name="P1"/>
      <text:p text:style-name="P8"/>
      <text:list xml:id="list225027361795697" text:continue-numbering="true" text:style-name="L1">
        <text:list-header>
          <text:p text:style-name="P3"/>
        </text:list-header>
      </text:list>
      <text:p text:style-name="P10"/>
      <text:p text:style-name="P10"><text:tab/></text:p>
      <text:p text:style-name="P13"/>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Times New Roman" svg:font-family="'Times New Roman'" style:font-family-generic="roman"/>
    <style:font-face style:name="Times New Roman1" svg:font-family="'Times New Roman'"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Times New Roman" fo:font-family="'Times New Roman'" style:font-family-generic="roman"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zky Ariestiyansyah</meta:initial-creator>
    <meta:creation-date>2015-03-25T19:14:33.541453750</meta:creation-date>
    <dc:date>2015-03-25T22:50:25.747306813</dc:date>
    <dc:creator>Rizky Ariestiyansyah</dc:creator>
    <meta:editing-duration>PT2H4M11S</meta:editing-duration>
    <meta:editing-cycles>17</meta:editing-cycles>
    <meta:generator>LibreOffice/4.3.6.2$Linux_x86 LibreOffice_project/430$Build-2</meta:generator>
    <meta:document-statistic meta:table-count="0" meta:image-count="0" meta:object-count="0" meta:page-count="7" meta:paragraph-count="49" meta:word-count="1302" meta:character-count="10034" meta:non-whitespace-character-count="8765"/>
  </office:meta>
</office:document-meta>
</file>